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Symbol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6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4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78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6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1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5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27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7.511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3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0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4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7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6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13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6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0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2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2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5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90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4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17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3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8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928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5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5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1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2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4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0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2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4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solid" draw:fill-color="#6633cc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3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68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77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52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1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5.814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3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9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21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37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62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30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8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6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0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2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5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1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55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60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6.49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01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9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69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84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2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222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593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27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05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636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537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8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2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7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3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8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38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4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5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3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46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8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6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1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1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2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9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7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0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7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5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7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3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4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46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86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14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29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97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3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5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51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3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solid" draw:fill-color="#6633cc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Symbol" fo:font-size="12pt" style:font-size-asian="12pt" style:font-name-complex="Symbol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PalatinoLinotype" fo:font-size="12pt" fo:font-style="italic" style:font-size-asian="12pt" style:font-name-complex="PalatinoLinotype" style:font-size-complex="12pt" style:font-style-complex="italic"/>
    </style:style>
    <style:style style:name="T9" style:family="text">
      <style:text-properties fo:color="#000000" style:font-name="PalatinoLinotype" fo:font-size="7pt" style:font-size-asian="7pt" style:font-name-complex="PalatinoLinotype" style:font-size-complex="7pt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12" style:family="text">
      <style:text-properties fo:color="#6633cc" style:font-name="PalatinoLinotype" fo:font-size="12pt" style:font-size-asian="12pt" style:font-name-complex="PalatinoLinotype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7" draw:text-style-name="P4" draw:layer="layout" svg:width="2.694cm" svg:height="0.513cm" svg:x="1.905cm" svg:y="3.553cm">
          <draw:text-box>
            <text:p text:style-name="P2"><text:span text:style-name="T3">UNIX Shells </text:span></text:p>
          </draw:text-box>
        </draw:frame>
        <draw:frame draw:style-name="gr3" draw:text-style-name="P3" draw:layer="layout" svg:width="0.422cm" svg:height="0.424cm" svg:x="2.54cm" svg:y="4.303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3.545cm" svg:height="0.424cm" svg:x="3.175cm" svg:y="4.303cm">
          <draw:text-box>
            <text:p text:style-name="P2"><text:span text:style-name="T2">What is a “shell” ? </text:span></text:p>
          </draw:text-box>
        </draw:frame>
        <draw:frame draw:style-name="gr3" draw:text-style-name="P3" draw:layer="layout" svg:width="0.422cm" svg:height="0.424cm" svg:x="3.175cm" svg:y="4.8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589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8.862cm" svg:height="0.424cm" svg:x="3.175cm" svg:y="6.589cm">
          <draw:text-box>
            <text:p text:style-name="P2"><text:span text:style-name="T2">Determine the “official” name for each of these </text:span></text:p>
          </draw:text-box>
        </draw:frame>
        <draw:frame draw:style-name="gr3" draw:text-style-name="P3" draw:layer="layout" svg:width="0.422cm" svg:height="0.424cm" svg:x="3.175cm" svg:y="7.16cm">
          <draw:text-box>
            <text:p text:style-name="P2"><text:span text:style-name="T2"><text:s/></text:span></text:p>
          </draw:text-box>
        </draw:frame>
        <draw:frame draw:style-name="gr11" draw:text-style-name="P3" draw:layer="layout" svg:width="0.422cm" svg:height="0.422cm" svg:x="3.81cm" svg:y="7.7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7.656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0.531cm" svg:height="0.424cm" svg:x="4.445cm" svg:y="7.732cm">
          <draw:text-box>
            <text:p text:style-name="P2"><text:span text:style-name="T2">sh </text:span></text:p>
          </draw:text-box>
        </draw:frame>
        <draw:frame draw:style-name="gr11" draw:text-style-name="P3" draw:layer="layout" svg:width="0.422cm" svg:height="0.422cm" svg:x="3.81cm" svg:y="8.3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227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0.629cm" svg:height="0.424cm" svg:x="4.445cm" svg:y="8.303cm">
          <draw:text-box>
            <text:p text:style-name="P2"><text:span text:style-name="T2">jsh </text:span></text:p>
          </draw:text-box>
        </draw:frame>
        <draw:frame draw:style-name="gr11" draw:text-style-name="P3" draw:layer="layout" svg:width="0.422cm" svg:height="0.422cm" svg:x="3.81cm" svg:y="8.88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799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0.768cm" svg:height="0.424cm" svg:x="4.445cm" svg:y="8.875cm">
          <draw:text-box>
            <text:p text:style-name="P2"><text:span text:style-name="T2">ksh </text:span></text:p>
          </draw:text-box>
        </draw:frame>
        <draw:frame draw:style-name="gr11" draw:text-style-name="P3" draw:layer="layout" svg:width="0.422cm" svg:height="0.422cm" svg:x="3.81cm" svg:y="9.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3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0.717cm" svg:height="0.424cm" svg:x="4.445cm" svg:y="9.446cm">
          <draw:text-box>
            <text:p text:style-name="P2"><text:span text:style-name="T2">csh </text:span></text:p>
          </draw:text-box>
        </draw:frame>
        <draw:frame draw:style-name="gr11" draw:text-style-name="P3" draw:layer="layout" svg:width="0.422cm" svg:height="0.422cm" svg:x="3.81cm" svg:y="10.032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942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0.976cm" svg:height="0.424cm" svg:x="4.445cm" svg:y="10.018cm">
          <draw:text-box>
            <text:p text:style-name="P2"><text:span text:style-name="T2">bash </text:span></text:p>
          </draw:text-box>
        </draw:frame>
        <draw:frame draw:style-name="gr11" draw:text-style-name="P3" draw:layer="layout" svg:width="0.422cm" svg:height="0.422cm" svg:x="3.81cm" svg:y="10.59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0.509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0.857cm" svg:height="0.424cm" svg:x="4.445cm" svg:y="10.585cm">
          <draw:text-box>
            <text:p text:style-name="P2"><text:span text:style-name="T2">tcsh </text:span></text:p>
          </draw:text-box>
        </draw:frame>
        <draw:frame draw:style-name="gr11" draw:text-style-name="P3" draw:layer="layout" svg:width="0.422cm" svg:height="0.422cm" svg:x="3.81cm" svg:y="11.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1.081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0.743cm" svg:height="0.424cm" svg:x="4.445cm" svg:y="11.157cm">
          <draw:text-box>
            <text:p text:style-name="P2"><text:span text:style-name="T2">ash </text:span></text:p>
          </draw:text-box>
        </draw:frame>
        <draw:frame draw:style-name="gr3" draw:text-style-name="P3" draw:layer="layout" svg:width="0.422cm" svg:height="0.424cm" svg:x="4.445cm" svg:y="11.7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87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2.795cm">
          <draw:text-box>
            <text:p text:style-name="P2"><text:span text:style-name="T4"><text:s/></text:span></text:p>
          </draw:text-box>
        </draw:frame>
        <draw:frame draw:style-name="gr19" draw:text-style-name="P3" draw:layer="layout" svg:width="6.788cm" svg:height="0.424cm" svg:x="3.175cm" svg:y="12.871cm">
          <draw:text-box>
            <text:p text:style-name="P2"><text:span text:style-name="T2">What shell are you currently using? </text:span></text:p>
          </draw:text-box>
        </draw:frame>
        <draw:frame draw:style-name="gr3" draw:text-style-name="P3" draw:layer="layout" svg:width="0.422cm" svg:height="0.424cm" svg:x="3.175cm" svg:y="13.44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15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7.503cm" svg:height="0.424cm" svg:x="3.175cm" svg:y="15.157cm">
          <draw:text-box>
            <text:p text:style-name="P2"><text:span text:style-name="T2">How do you change your default shell? </text:span></text:p>
          </draw:text-box>
        </draw:frame>
        <draw:frame draw:style-name="gr3" draw:text-style-name="P3" draw:layer="layout" svg:width="0.422cm" svg:height="0.424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8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439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7.363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3.041cm" svg:height="0.424cm" svg:x="3.175cm" svg:y="17.439cm">
          <draw:text-box>
            <text:p text:style-name="P2"><text:span text:style-name="T2">How do you change your currently running shell (not permanently)? </text:span></text:p>
          </draw:text-box>
        </draw:frame>
        <draw:frame draw:style-name="gr3" draw:text-style-name="P3" draw:layer="layout" svg:width="0.422cm" svg:height="0.424cm" svg:x="1.90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8.58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1.905cm" svg:y="19.458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422cm" svg:height="0.424cm" svg:x="1.905cm" svg:y="20.195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088cm">
          <draw:text-box>
            <text:p text:style-name="P2"><text:span text:style-name="T3"><text:s/></text:span></text:p>
          </draw:text-box>
        </draw:frame>
        <draw:frame draw:style-name="gr23" draw:text-style-name="P5" draw:layer="layout" svg:width="2.728cm" svg:height="0.547cm" svg:x="3.832cm" svg:y="2.316cm">
          <draw:text-box>
            <text:p><text:span text:style-name="T6">Justin Weigle</text:span></text:p>
          </draw:text-box>
        </draw:frame>
        <draw:frame draw:style-name="gr24" draw:text-style-name="P6" draw:layer="layout" svg:width="16.605cm" svg:height="1.639cm" svg:x="3.324cm" svg:y="4.856cm">
          <draw:text-box>
            <text:p><text:span text:style-name="T7">A “command interpreter” as the textbook puts it.</text:span></text:p>
            <text:p><text:span text:style-name="T7">In other words, it is a command line interface that contains the code to execute</text:span></text:p>
            <text:p><text:span text:style-name="T7">certain commands provided to it by the user.</text:span></text:p>
          </draw:text-box>
        </draw:frame>
        <draw:frame draw:style-name="gr23" draw:text-style-name="P6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3" draw:text-style-name="P5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5" draw:text-style-name="P6" draw:layer="layout" svg:width="0.971cm" svg:height="0.547cm" svg:x="5.401cm" svg:y="7.523cm">
          <draw:text-box draw:corner-radius="0.696cm">
            <text:p><text:span text:style-name="T7">shell</text:span></text:p>
          </draw:text-box>
        </draw:frame>
        <draw:frame draw:style-name="gr26" draw:text-style-name="P6" draw:layer="layout" svg:width="4.781cm" svg:height="0.547cm" svg:x="5.356cm" svg:y="8.119cm">
          <draw:text-box draw:corner-radius="0.696cm">
            <text:p><text:span text:style-name="T7">javascript system shell</text:span></text:p>
          </draw:text-box>
        </draw:frame>
        <draw:frame draw:style-name="gr27" draw:text-style-name="P6" draw:layer="layout" svg:width="2.114cm" svg:height="0.547cm" svg:x="5.356cm" svg:y="8.793cm">
          <draw:text-box draw:corner-radius="0.696cm">
            <text:p><text:span text:style-name="T7">korn shell</text:span></text:p>
          </draw:text-box>
        </draw:frame>
        <draw:frame draw:style-name="gr28" draw:text-style-name="P6" draw:layer="layout" svg:width="1.45cm" svg:height="0.547cm" svg:x="5.401cm" svg:y="9.428cm">
          <draw:text-box draw:corner-radius="0.696cm">
            <text:p><text:span text:style-name="T7">C shell</text:span></text:p>
          </draw:text-box>
        </draw:frame>
        <draw:frame draw:style-name="gr29" draw:text-style-name="P6" draw:layer="layout" svg:width="3.952cm" svg:height="0.547cm" svg:x="5.401cm" svg:y="9.936cm">
          <draw:text-box draw:corner-radius="0.696cm">
            <text:p><text:span text:style-name="T7">Bourne again shell</text:span></text:p>
          </draw:text-box>
        </draw:frame>
        <draw:frame draw:style-name="gr30" draw:text-style-name="P6" draw:layer="layout" svg:width="3.274cm" svg:height="0.547cm" svg:x="5.401cm" svg:y="10.444cm">
          <draw:text-box draw:corner-radius="0.696cm">
            <text:p><text:span text:style-name="T7">TENEX C shell</text:span></text:p>
          </draw:text-box>
        </draw:frame>
        <draw:frame draw:style-name="gr31" draw:text-style-name="P6" draw:layer="layout" svg:width="3.05cm" svg:height="0.547cm" svg:x="5.356cm" svg:y="11.04cm">
          <draw:text-box draw:corner-radius="0.696cm">
            <text:p><text:span text:style-name="T7">Almquist shell</text:span></text:p>
          </draw:text-box>
        </draw:frame>
        <draw:frame draw:style-name="gr32" draw:text-style-name="P6" draw:layer="layout" svg:width="16.275cm" svg:height="1.093cm" svg:x="3.197cm" svg:y="13.453cm">
          <draw:text-box draw:corner-radius="0.696cm">
            <text:p><text:span text:style-name="T7">zsh (Z shell)</text:span></text:p>
            <text:p><text:span text:style-name="T7">I knew this because I picked it, but it can be identified using “echo $SHELL”</text:span></text:p>
          </draw:text-box>
        </draw:frame>
        <draw:frame draw:style-name="gr33" draw:text-style-name="P6" draw:layer="layout" svg:width="16.885cm" svg:height="1.639cm" svg:x="3.076cm" svg:y="15.651cm">
          <draw:text-box draw:corner-radius="0.696cm">
            <text:p><text:span text:style-name="T7">chsh</text:span></text:p>
            <text:p><text:span text:style-name="T7">It is also recommended to run “which {desired_shell_name}” <text:s/>prior to running</text:span></text:p>
            <text:p><text:span text:style-name="T7">chsh as it will tell you the full path to the shell you want, which chsh expects.</text:span></text:p>
          </draw:text-box>
        </draw:frame>
        <draw:frame draw:style-name="gr34" draw:text-style-name="P6" draw:layer="layout" svg:width="17.511cm" svg:height="1.639cm" svg:x="3.07cm" svg:y="18.064cm">
          <draw:text-box>
            <text:p><text:span text:style-name="T7">$ {desired_shell_name}</text:span></text:p>
            <text:p><text:span text:style-name="T7">So for example, I’m running zsh, if I wanted to run bash temporarily I would type:</text:span></text:p>
            <text:p><text:span text:style-name="T7">bas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5" draw:text-style-name="P4" draw:layer="layout" svg:width="3.431cm" svg:height="0.513cm" svg:x="1.905cm" svg:y="2.558cm">
          <draw:text-box>
            <text:p text:style-name="P2"><text:span text:style-name="T3">UNIX Plumbing </text:span></text:p>
          </draw:text-box>
        </draw:frame>
        <draw:frame draw:style-name="gr36" draw:text-style-name="P3" draw:layer="layout" svg:width="17.109cm" svg:height="0.424cm" svg:x="1.905cm" svg:y="3.308cm">
          <draw:text-box>
            <text:p text:style-name="P2"><text:span text:style-name="T2">The plumbing operators allow you to redirect output to/from a file or to another program: </text:span></text:p>
          </draw:text-box>
        </draw:frame>
        <draw:frame draw:style-name="gr11" draw:text-style-name="P3" draw:layer="layout" svg:width="0.422cm" svg:height="0.422cm" svg:x="2.54cm" svg:y="3.893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3.804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1.83cm" svg:height="0.424cm" svg:x="3.175cm" svg:y="3.879cm">
          <draw:text-box>
            <text:p text:style-name="P2"><text:span text:style-name="T2">command &gt; file <text:s/>- run command, send its </text:span><text:span text:style-name="T8">standard output </text:span><text:span text:style-name="T2">to file </text:span></text:p>
          </draw:text-box>
        </draw:frame>
        <draw:frame draw:style-name="gr11" draw:text-style-name="P3" draw:layer="layout" svg:width="0.422cm" svg:height="0.422cm" svg:x="2.54cm" svg:y="4.465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375cm">
          <draw:text-box>
            <text:p text:style-name="P2"><text:span text:style-name="T4"><text:s/></text:span></text:p>
          </draw:text-box>
        </draw:frame>
        <draw:frame draw:style-name="gr38" draw:text-style-name="P3" draw:layer="layout" svg:width="11.487cm" svg:height="0.424cm" svg:x="3.175cm" svg:y="4.451cm">
          <draw:text-box>
            <text:p text:style-name="P2"><text:span text:style-name="T2">command &lt; file – run command, read </text:span><text:span text:style-name="T8">file</text:span><text:span text:style-name="T2"> as its </text:span><text:span text:style-name="T8">standard input</text:span><text:span text:style-name="T2"> </text:span></text:p>
          </draw:text-box>
        </draw:frame>
        <draw:frame draw:style-name="gr11" draw:text-style-name="P3" draw:layer="layout" svg:width="0.422cm" svg:height="0.422cm" svg:x="2.54cm" svg:y="5.03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947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11.703cm" svg:height="0.424cm" svg:x="3.175cm" svg:y="5.022cm">
          <draw:text-box>
            <text:p text:style-name="P2"><text:span text:style-name="T2">command 2&gt; file – run command, send its </text:span><text:span text:style-name="T8">standard</text:span><text:span text:style-name="T2"> </text:span><text:span text:style-name="T8">error</text:span><text:span text:style-name="T2"> to file </text:span></text:p>
          </draw:text-box>
        </draw:frame>
        <draw:frame draw:style-name="gr11" draw:text-style-name="P3" draw:layer="layout" svg:width="0.422cm" svg:height="0.422cm" svg:x="2.54cm" svg:y="5.608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5.518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17.663cm" svg:height="0.424cm" svg:x="3.175cm" svg:y="5.594cm">
          <draw:text-box>
            <text:p text:style-name="P2"><text:span text:style-name="T2">command1 | command2 – run command 1 and 2, send command 1’s <text:s/>standard output to com-</text:span></text:p>
          </draw:text-box>
        </draw:frame>
        <draw:frame draw:style-name="gr41" draw:text-style-name="P3" draw:layer="layout" svg:width="4.815cm" svg:height="0.424cm" svg:x="3.175cm" svg:y="6.165cm">
          <draw:text-box>
            <text:p text:style-name="P2"><text:span text:style-name="T2">mand 2’s standard input <text:s/></text:span></text:p>
          </draw:text-box>
        </draw:frame>
        <draw:frame draw:style-name="gr11" draw:text-style-name="P3" draw:layer="layout" svg:width="0.422cm" svg:height="0.422cm" svg:x="2.54cm" svg:y="6.751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6.661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5.136cm" svg:height="0.424cm" svg:x="3.175cm" svg:y="6.737cm">
          <draw:text-box>
            <text:p text:style-name="P2"><text:span text:style-name="T2">command 2&gt;&amp;1 – run command, merge its standard error to its standard output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451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8.376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0.644cm" svg:height="0.424cm" svg:x="3.175cm" svg:y="8.451cm">
          <draw:text-box>
            <text:p text:style-name="P2"><text:span text:style-name="T2">Use the </text:span><text:span text:style-name="T8">find</text:span><text:span text:style-name="T2"> command to list all of the files in a directory 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733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10.657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17.91cm" svg:height="0.424cm" svg:x="3.175cm" svg:y="10.733cm">
          <draw:text-box>
            <text:p text:style-name="P2"><text:span text:style-name="T2">Use the find command as before, but pipe the output to one of the </text:span><text:span text:style-name="T8">pagination</text:span><text:span text:style-name="T2"> programs (</text:span><text:span text:style-name="T8">more</text:span><text:span text:style-name="T2"> or </text:span></text:p>
          </draw:text-box>
        </draw:frame>
        <draw:frame draw:style-name="gr45" draw:text-style-name="P3" draw:layer="layout" svg:width="8.062cm" svg:height="0.424cm" svg:x="3.175cm" svg:y="11.305cm">
          <draw:text-box>
            <text:p text:style-name="P2"><text:span text:style-name="T8">less</text:span><text:span text:style-name="T2">) to view the output one page at a time: 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59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3.515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4.629cm" svg:height="0.424cm" svg:x="3.175cm" svg:y="13.591cm">
          <draw:text-box>
            <text:p text:style-name="P2"><text:span text:style-name="T2">Show the output of the </text:span><text:span text:style-name="T8">ps</text:span><text:span text:style-name="T2"> command, but only look for lines that contain bash 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444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6.368cm">
          <draw:text-box>
            <text:p text:style-name="P2"><text:span text:style-name="T4"><text:s/></text:span></text:p>
          </draw:text-box>
        </draw:frame>
        <draw:frame draw:style-name="gr47" draw:text-style-name="P3" draw:layer="layout" svg:width="17.524cm" svg:height="0.424cm" svg:x="3.175cm" svg:y="16.444cm">
          <draw:text-box>
            <text:p text:style-name="P2"><text:span text:style-name="T2">Use the </text:span><text:span text:style-name="T8">git</text:span><text:span text:style-name="T2"> command line utility to list all of the available branches that include the string “re-</text:span></text:p>
          </draw:text-box>
        </draw:frame>
        <draw:frame draw:style-name="gr48" draw:text-style-name="P3" draw:layer="layout" svg:width="2.55cm" svg:height="0.424cm" svg:x="3.175cm" svg:y="17.015cm">
          <draw:text-box>
            <text:p text:style-name="P2"><text:span text:style-name="T2">lease-to-test” </text:span></text:p>
          </draw:text-box>
        </draw:frame>
        <draw:frame draw:style-name="gr3" draw:text-style-name="P3" draw:layer="layout" svg:width="0.422cm" svg:height="0.424cm" svg:x="3.175cm" svg:y="17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9.301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9.226cm">
          <draw:text-box>
            <text:p text:style-name="P2"><text:span text:style-name="T4"><text:s/></text:span></text:p>
          </draw:text-box>
        </draw:frame>
        <draw:frame draw:style-name="gr36" draw:text-style-name="P3" draw:layer="layout" svg:width="17.109cm" svg:height="0.424cm" svg:x="3.175cm" svg:y="19.301cm">
          <draw:text-box>
            <text:p text:style-name="P2"><text:span text:style-name="T2">The command to find lines of a file that contain the text “monty burns” (ignoring case), but </text:span></text:p>
          </draw:text-box>
        </draw:frame>
        <draw:frame draw:style-name="gr49" draw:text-style-name="P3" draw:layer="layout" svg:width="3.905cm" svg:height="0.424cm" svg:x="3.175cm" svg:y="19.873cm">
          <draw:text-box>
            <text:p text:style-name="P2"><text:span text:style-name="T2">then only show the 3</text:span></text:p>
          </draw:text-box>
        </draw:frame>
        <draw:frame draw:style-name="gr50" draw:text-style-name="P7" draw:layer="layout" svg:width="0.248cm" svg:height="0.247cm" svg:x="6.799cm" svg:y="19.879cm">
          <draw:text-box>
            <text:p text:style-name="P2"><text:span text:style-name="T9">rd</text:span></text:p>
          </draw:text-box>
        </draw:frame>
        <draw:frame draw:style-name="gr51" draw:text-style-name="P3" draw:layer="layout" svg:width="0.425cm" svg:height="0.424cm" svg:x="7.019cm" svg:y="19.873cm">
          <draw:text-box>
            <text:p text:style-name="P2"><text:span text:style-name="T2">, 4</text:span></text:p>
          </draw:text-box>
        </draw:frame>
        <draw:frame draw:style-name="gr52" draw:text-style-name="P7" draw:layer="layout" svg:width="0.245cm" svg:height="0.247cm" svg:x="7.4cm" svg:y="19.879cm">
          <draw:text-box>
            <text:p text:style-name="P2"><text:span text:style-name="T9">th</text:span></text:p>
          </draw:text-box>
        </draw:frame>
        <draw:frame draw:style-name="gr53" draw:text-style-name="P3" draw:layer="layout" svg:width="1.247cm" svg:height="0.424cm" svg:x="7.595cm" svg:y="19.873cm">
          <draw:text-box>
            <text:p text:style-name="P2"><text:span text:style-name="T2">, and 8</text:span></text:p>
          </draw:text-box>
        </draw:frame>
        <draw:frame draw:style-name="gr52" draw:text-style-name="P7" draw:layer="layout" svg:width="0.245cm" svg:height="0.247cm" svg:x="8.742cm" svg:y="19.879cm">
          <draw:text-box>
            <text:p text:style-name="P2"><text:span text:style-name="T9">th</text:span></text:p>
          </draw:text-box>
        </draw:frame>
        <draw:frame draw:style-name="gr54" draw:text-style-name="P3" draw:layer="layout" svg:width="8.173cm" svg:height="0.424cm" svg:x="8.941cm" svg:y="19.873cm">
          <draw:text-box>
            <text:p text:style-name="P2"><text:span text:style-name="T2"><text:s/></text:span><text:span text:style-name="T2">column of the text using “~” as a delimiter </text:span></text:p>
          </draw:text-box>
        </draw:frame>
        <draw:frame draw:style-name="gr3" draw:text-style-name="P3" draw:layer="layout" svg:width="0.422cm" svg:height="0.424cm" svg:x="3.175cm" svg:y="20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0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14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2.036cm">
          <draw:text-box>
            <text:p text:style-name="P2"><text:span text:style-name="T3"><text:s/></text:span></text:p>
          </draw:text-box>
        </draw:frame>
        <draw:frame draw:style-name="gr55" draw:text-style-name="P8" draw:layer="layout" svg:width="4.735cm" svg:height="0.547cm" svg:x="3.451cm" svg:y="9.047cm">
          <draw:text-box>
            <text:p><text:span text:style-name="T10">find {directory_name}</text:span></text:p>
          </draw:text-box>
        </draw:frame>
        <draw:frame draw:style-name="gr56" draw:text-style-name="P8" draw:layer="layout" svg:width="5.84cm" svg:height="0.547cm" svg:x="3.415cm" svg:y="11.841cm">
          <draw:text-box>
            <text:p><text:span text:style-name="T10">find {directory_name} | less</text:span></text:p>
          </draw:text-box>
        </draw:frame>
        <draw:frame draw:style-name="gr57" draw:text-style-name="P8" draw:layer="layout" svg:width="3.41cm" svg:height="0.547cm" svg:x="3.451cm" svg:y="14.215cm">
          <draw:text-box>
            <text:p><text:span text:style-name="T10">ps | grep “bash”</text:span></text:p>
          </draw:text-box>
        </draw:frame>
        <draw:frame draw:style-name="gr58" draw:text-style-name="P8" draw:layer="layout" svg:width="7.093cm" svg:height="0.547cm" svg:x="3.47cm" svg:y="17.517cm">
          <draw:text-box>
            <text:p><text:span text:style-name="T10">git branch | grep “release-to-test”</text:span></text:p>
          </draw:text-box>
        </draw:frame>
        <draw:frame draw:style-name="gr59" draw:text-style-name="P8" draw:layer="layout" svg:width="10.928cm" svg:height="0.547cm" svg:x="3.47cm" svg:y="20.35cm">
          <draw:text-box>
            <text:p><text:span text:style-name="T10">cat {file} | grep -i “monty burns” | cut -f 3,4,8 -d “~”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0" draw:text-style-name="P4" draw:layer="layout" svg:width="5.056cm" svg:height="0.513cm" svg:x="1.905cm" svg:y="2.558cm">
          <draw:text-box>
            <text:p text:style-name="P2"><text:span text:style-name="T3">Programming with </text:span><text:span text:style-name="T11">sed </text:span></text:p>
          </draw:text-box>
        </draw:frame>
        <draw:frame draw:style-name="gr61" draw:text-style-name="P3" draw:layer="layout" svg:width="18.655cm" svg:height="0.424cm" svg:x="1.905cm" svg:y="3.308cm">
          <draw:text-box>
            <text:p text:style-name="P2"><text:span text:style-name="T2">Find one of the millions of references on the </text:span><text:span text:style-name="T8">sed</text:span><text:span text:style-name="T2"> tool then answer these questions (some of these are </text:span></text:p>
          </draw:text-box>
        </draw:frame>
        <draw:frame draw:style-name="gr62" draw:text-style-name="P3" draw:layer="layout" svg:width="18.913cm" svg:height="0.424cm" svg:x="1.905cm" svg:y="3.879cm">
          <draw:text-box>
            <text:p text:style-name="P2"><text:span text:style-name="T2">basically Hacker Rank questions, so theres some easy Hackos here). <text:s/>Remember, </text:span><text:span text:style-name="T8">sed</text:span><text:span text:style-name="T2"> expects its input </text:span></text:p>
          </draw:text-box>
        </draw:frame>
        <draw:frame draw:style-name="gr63" draw:text-style-name="P3" draw:layer="layout" svg:width="18.624cm" svg:height="0.424cm" svg:x="1.905cm" svg:y="4.451cm">
          <draw:text-box>
            <text:p text:style-name="P2"><text:span text:style-name="T2">to come from standard input, and it writes its output to standard output – so you’ll want to use the </text:span></text:p>
          </draw:text-box>
        </draw:frame>
        <draw:frame draw:style-name="gr64" draw:text-style-name="P3" draw:layer="layout" svg:width="3.143cm" svg:height="0.424cm" svg:x="1.905cm" svg:y="5.022cm">
          <draw:text-box>
            <text:p text:style-name="P2"><text:span text:style-name="T2">pipe operations: </text:span></text:p>
          </draw:text-box>
        </draw:frame>
        <draw:frame draw:style-name="gr3" draw:text-style-name="P3" draw:layer="layout" svg:width="0.422cm" svg:height="0.424cm" svg:x="1.90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16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6.09cm">
          <draw:text-box>
            <text:p text:style-name="P2"><text:span text:style-name="T4"><text:s/></text:span></text:p>
          </draw:text-box>
        </draw:frame>
        <draw:frame draw:style-name="gr65" draw:text-style-name="P3" draw:layer="layout" svg:width="17.909cm" svg:height="0.424cm" svg:x="3.175cm" svg:y="6.165cm">
          <draw:text-box>
            <text:p text:style-name="P2"><text:span text:style-name="T2">Replace the text “Atlanta Falcons win” with “New England Patriots win”, ignoring case and all </text:span></text:p>
          </draw:text-box>
        </draw:frame>
        <draw:frame draw:style-name="gr66" draw:text-style-name="P3" draw:layer="layout" svg:width="4.024cm" svg:height="0.424cm" svg:x="3.175cm" svg:y="6.737cm">
          <draw:text-box>
            <text:p text:style-name="P2"><text:span text:style-name="T2">occurrences on a line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62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0.086cm">
          <draw:text-box>
            <text:p text:style-name="P2"><text:span text:style-name="T4"><text:s/></text:span></text:p>
          </draw:text-box>
        </draw:frame>
        <draw:frame draw:style-name="gr67" draw:text-style-name="P3" draw:layer="layout" svg:width="17.346cm" svg:height="0.424cm" svg:x="3.175cm" svg:y="10.162cm">
          <draw:text-box>
            <text:p text:style-name="P2"><text:span text:style-name="T2">Replace the text “Atlanta Falcons win” with “New England Patriots win”, ignoring case and </text:span></text:p>
          </draw:text-box>
        </draw:frame>
        <draw:frame draw:style-name="gr68" draw:text-style-name="P3" draw:layer="layout" svg:width="7.101cm" svg:height="0.424cm" svg:x="3.175cm" svg:y="10.733cm">
          <draw:text-box>
            <text:p text:style-name="P2"><text:span text:style-name="T2">only occurrences as the start of a line. 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162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14.086cm">
          <draw:text-box>
            <text:p text:style-name="P2"><text:span text:style-name="T4"><text:s/></text:span></text:p>
          </draw:text-box>
        </draw:frame>
        <draw:frame draw:style-name="gr69" draw:text-style-name="P3" draw:layer="layout" svg:width="17.54cm" svg:height="0.424cm" svg:x="3.175cm" svg:y="14.162cm">
          <draw:text-box>
            <text:p text:style-name="P2"><text:span text:style-name="T2">Use </text:span><text:span text:style-name="T8">character types</text:span><text:span text:style-name="T2"> to match two or more commas in a row and replace them with one comma 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015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16.94cm">
          <draw:text-box>
            <text:p text:style-name="P2"><text:span text:style-name="T4"><text:s/></text:span></text:p>
          </draw:text-box>
        </draw:frame>
        <draw:polygon draw:style-name="gr70" draw:text-style-name="P9" draw:layer="layout" svg:width="3.221cm" svg:height="0.025cm" svg:x="15.299cm" svg:y="17.365cm" svg:viewBox="0 0 3222 26" draw:points="0,26 3222,26 3222,0 0,0">
          <text:p/>
        </draw:polygon>
        <draw:frame draw:style-name="gr71" draw:text-style-name="P3" draw:layer="layout" svg:width="17.532cm" svg:height="0.424cm" svg:x="3.175cm" svg:y="17.015cm">
          <draw:text-box>
            <text:p text:style-name="P2"><text:span text:style-name="T2">Use </text:span><text:span text:style-name="T8">regular expression grouping </text:span><text:span text:style-name="T2">to match a ship.edu email address (e.g. </text:span><text:span text:style-name="T12">aA1234@ship.edu)</text:span><text:span text:style-name="T2"> and </text:span></text:p>
          </draw:text-box>
        </draw:frame>
        <draw:frame draw:style-name="gr72" draw:text-style-name="P3" draw:layer="layout" svg:width="16.681cm" svg:height="0.424cm" svg:x="3.175cm" svg:y="17.587cm">
          <draw:text-box>
            <text:p text:style-name="P2"><text:span text:style-name="T2">re-write it to be a “cs.ship.edu” email address, but in all lower case: <text:s/>aa1234@cs.ship.edu. 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3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0.4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325cm">
          <draw:text-box>
            <text:p text:style-name="P2"><text:span text:style-name="T3"><text:s/></text:span></text:p>
          </draw:text-box>
        </draw:frame>
        <draw:frame draw:style-name="gr73" draw:text-style-name="P6" draw:layer="layout" svg:width="13.773cm" svg:height="0.547cm" svg:x="3.451cm" svg:y="7.269cm">
          <draw:text-box>
            <text:p><text:span text:style-name="T7">sed -i “s/Atlanta Falcons win/New England Patriots win/gI” {file}</text:span></text:p>
          </draw:text-box>
        </draw:frame>
        <draw:frame draw:style-name="gr74" draw:text-style-name="P6" draw:layer="layout" svg:width="13.523cm" svg:height="0.547cm" svg:x="3.441cm" svg:y="11.206cm">
          <draw:text-box>
            <text:p><text:span text:style-name="T7">sed -i “s/Atlanta Falcons win/New England Patriots win/I” {file}</text:span></text:p>
          </draw:text-box>
        </draw:frame>
        <draw:frame draw:style-name="gr75" draw:text-style-name="P6" draw:layer="layout" svg:width="5.12cm" svg:height="0.547cm" svg:x="3.457cm" svg:y="14.723cm">
          <draw:text-box>
            <text:p><text:span text:style-name="T7">sed -i "s/,\{2,\}/,/g" {file}</text:span></text:p>
          </draw:text-box>
        </draw:frame>
        <draw:frame draw:style-name="gr76" draw:text-style-name="P6" draw:layer="layout" svg:width="15.814cm" svg:height="2.731cm" svg:x="3.324cm" svg:y="18.318cm">
          <draw:text-box>
            <text:p><text:span text:style-name="T7">sed -i "s/\(\w\{6\}\)@ship.edu/\L\1@cs.ship.edu/g" {file}</text:span></text:p>
            <text:p><text:span text:style-name="T7"/></text:p>
            <text:p><text:span text:style-name="T7">or to match only ccNNNN@ship.edu where c = character and N = number:</text:span></text:p>
            <text:p><text:span text:style-name="T7"/></text:p>
            <text:p><text:span text:style-name="T7">sed -i "s/\([a-zA-Z]\{2\}[0-9]\{4\}\)@ship.edu/\L\1@cs.ship.edu/g" {file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77" draw:text-style-name="P4" draw:layer="layout" svg:width="5.133cm" svg:height="0.513cm" svg:x="1.905cm" svg:y="2.558cm">
          <draw:text-box>
            <text:p text:style-name="P2"><text:span text:style-name="T3">Programming with </text:span><text:span text:style-name="T11">awk </text:span></text:p>
          </draw:text-box>
        </draw:frame>
        <draw:frame draw:style-name="gr78" draw:text-style-name="P3" draw:layer="layout" svg:width="14.692cm" svg:height="0.424cm" svg:x="1.905cm" svg:y="3.308cm">
          <draw:text-box>
            <text:p text:style-name="P2"><text:span text:style-name="T2">Hacker Rank also has a section </text:span><text:span text:style-name="T8">awk</text:span><text:span text:style-name="T2">, which may be useful and vaguely similar: </text:span></text:p>
          </draw:text-box>
        </draw:frame>
        <draw:frame draw:style-name="gr3" draw:text-style-name="P3" draw:layer="layout" svg:width="0.422cm" svg:height="0.424cm" svg:x="2.54cm" svg:y="3.879cm">
          <draw:text-box>
            <text:p text:style-name="P2"><text:span text:style-name="T2"><text:s text:c="2"/></text:span></text:p>
          </draw:text-box>
        </draw:frame>
        <draw:frame draw:style-name="gr12" draw:text-style-name="P3" draw:layer="layout" svg:width="0.531cm" svg:height="0.424cm" svg:x="2.54cm" svg:y="4.451cm">
          <draw:text-box>
            <text:p text:style-name="P2"><text:span text:style-name="T2">10.</text:span></text:p>
          </draw:text-box>
        </draw:frame>
        <draw:frame draw:style-name="gr8" draw:text-style-name="P3" draw:layer="layout" svg:width="0.422cm" svg:height="0.475cm" svg:x="3.027cm" svg:y="4.375cm">
          <draw:text-box>
            <text:p text:style-name="P2"><text:span text:style-name="T4"><text:s/></text:span></text:p>
          </draw:text-box>
        </draw:frame>
        <draw:frame draw:style-name="gr79" draw:text-style-name="P3" draw:layer="layout" svg:width="17.218cm" svg:height="0.424cm" svg:x="3.175cm" svg:y="4.451cm">
          <draw:text-box>
            <text:p text:style-name="P2"><text:span text:style-name="T2">Write an </text:span><text:span text:style-name="T8">awk</text:span><text:span text:style-name="T2"> script that can verify when a line contains exactly 4 fields, separated by spaces </text:span></text:p>
          </draw:text-box>
        </draw:frame>
        <draw:frame draw:style-name="gr80" draw:text-style-name="P3" draw:layer="layout" svg:width="3.372cm" svg:height="0.424cm" svg:x="3.175cm" svg:y="5.022cm">
          <draw:text-box>
            <text:p text:style-name="P2"><text:span text:style-name="T2">(see HR: Awk #1) </text:span></text:p>
          </draw:text-box>
        </draw:frame>
        <draw:frame draw:style-name="gr3" draw:text-style-name="P3" draw:layer="layout" svg:width="0.422cm" svg:height="0.424cm" svg:x="3.17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308cm">
          <draw:text-box>
            <text:p text:style-name="P2"><text:span text:style-name="T2">11.</text:span></text:p>
          </draw:text-box>
        </draw:frame>
        <draw:frame draw:style-name="gr8" draw:text-style-name="P3" draw:layer="layout" svg:width="0.422cm" svg:height="0.475cm" svg:x="3.027cm" svg:y="7.233cm">
          <draw:text-box>
            <text:p text:style-name="P2"><text:span text:style-name="T4"><text:s/></text:span></text:p>
          </draw:text-box>
        </draw:frame>
        <draw:frame draw:style-name="gr81" draw:text-style-name="P3" draw:layer="layout" svg:width="17.79cm" svg:height="0.424cm" svg:x="3.175cm" svg:y="7.308cm">
          <draw:text-box>
            <text:p text:style-name="P2"><text:span text:style-name="T2">Write an </text:span><text:span text:style-name="T8">awk</text:span><text:span text:style-name="T2"> script that will compute the average of three numbers (fields 2, 3, 4) and print the </text:span></text:p>
          </draw:text-box>
        </draw:frame>
        <draw:frame draw:style-name="gr82" draw:text-style-name="P3" draw:layer="layout" svg:width="11.627cm" svg:height="0.424cm" svg:x="3.175cm" svg:y="7.88cm">
          <draw:text-box>
            <text:p text:style-name="P2"><text:span text:style-name="T2">first field, a colon, and the average on a line (see HR: Awk #2)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83" draw:text-style-name="P4" draw:layer="layout" svg:width="6.301cm" svg:height="0.513cm" svg:x="1.905cm" svg:y="10.47cm">
          <draw:text-box>
            <text:p text:style-name="P2"><text:span text:style-name="T3">UNIX Environment Variables</text:span><text:span text:style-name="T11"> </text:span></text:p>
          </draw:text-box>
        </draw:frame>
        <draw:frame draw:style-name="gr84" draw:text-style-name="P3" draw:layer="layout" svg:width="18.481cm" svg:height="0.424cm" svg:x="1.905cm" svg:y="11.22cm">
          <draw:text-box>
            <text:p text:style-name="P2"><text:span text:style-name="T2">Lookup the following environment variables, describe what they do and when you would need to </text:span></text:p>
          </draw:text-box>
        </draw:frame>
        <draw:frame draw:style-name="gr85" draw:text-style-name="P3" draw:layer="layout" svg:width="2.61cm" svg:height="0.424cm" svg:x="1.905cm" svg:y="11.792cm">
          <draw:text-box>
            <text:p text:style-name="P2"><text:span text:style-name="T2">change them: </text:span></text:p>
          </draw:text-box>
        </draw:frame>
        <draw:frame draw:style-name="gr3" draw:text-style-name="P3" draw:layer="layout" svg:width="0.422cm" svg:height="0.424cm" svg:x="1.905cm" svg:y="12.36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935cm">
          <draw:text-box>
            <text:p text:style-name="P2"><text:span text:style-name="T2">12.</text:span></text:p>
          </draw:text-box>
        </draw:frame>
        <draw:frame draw:style-name="gr8" draw:text-style-name="P3" draw:layer="layout" svg:width="0.422cm" svg:height="0.475cm" svg:x="3.027cm" svg:y="12.859cm">
          <draw:text-box>
            <text:p text:style-name="P2"><text:span text:style-name="T4"><text:s/></text:span></text:p>
          </draw:text-box>
        </draw:frame>
        <draw:frame draw:style-name="gr86" draw:text-style-name="P3" draw:layer="layout" svg:width="1.302cm" svg:height="0.424cm" svg:x="3.175cm" svg:y="12.935cm">
          <draw:text-box>
            <text:p text:style-name="P2"><text:span text:style-name="T2">PATH </text:span></text:p>
          </draw:text-box>
        </draw:frame>
        <draw:frame draw:style-name="gr3" draw:text-style-name="P3" draw:layer="layout" svg:width="0.422cm" svg:height="0.424cm" svg:x="3.175cm" svg:y="13.50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078cm">
          <draw:text-box>
            <text:p text:style-name="P2"><text:span text:style-name="T2">13.</text:span></text:p>
          </draw:text-box>
        </draw:frame>
        <draw:frame draw:style-name="gr8" draw:text-style-name="P3" draw:layer="layout" svg:width="0.422cm" svg:height="0.475cm" svg:x="3.027cm" svg:y="14.002cm">
          <draw:text-box>
            <text:p text:style-name="P2"><text:span text:style-name="T4"><text:s/></text:span></text:p>
          </draw:text-box>
        </draw:frame>
        <draw:frame draw:style-name="gr87" draw:text-style-name="P3" draw:layer="layout" svg:width="1.31cm" svg:height="0.424cm" svg:x="3.175cm" svg:y="14.078cm">
          <draw:text-box>
            <text:p text:style-name="P2"><text:span text:style-name="T2">TERM </text:span></text:p>
          </draw:text-box>
        </draw:frame>
        <draw:frame draw:style-name="gr3" draw:text-style-name="P3" draw:layer="layout" svg:width="0.422cm" svg:height="0.424cm" svg:x="3.175cm" svg:y="14.6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5.216cm">
          <draw:text-box>
            <text:p text:style-name="P2"><text:span text:style-name="T2">14.</text:span></text:p>
          </draw:text-box>
        </draw:frame>
        <draw:frame draw:style-name="gr8" draw:text-style-name="P3" draw:layer="layout" svg:width="0.422cm" svg:height="0.475cm" svg:x="3.027cm" svg:y="15.141cm">
          <draw:text-box>
            <text:p text:style-name="P2"><text:span text:style-name="T4"><text:s/></text:span></text:p>
          </draw:text-box>
        </draw:frame>
        <draw:frame draw:style-name="gr88" draw:text-style-name="P3" draw:layer="layout" svg:width="4.151cm" svg:height="0.424cm" svg:x="3.175cm" svg:y="15.216cm">
          <draw:text-box>
            <text:p text:style-name="P2"><text:span text:style-name="T2">LD_LIBRARY_PATH </text:span></text:p>
          </draw:text-box>
        </draw:frame>
        <draw:frame draw:style-name="gr3" draw:text-style-name="P3" draw:layer="layout" svg:width="0.422cm" svg:height="0.424cm" svg:x="3.175cm" svg:y="15.78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6.359cm">
          <draw:text-box>
            <text:p text:style-name="P2"><text:span text:style-name="T2">15.</text:span></text:p>
          </draw:text-box>
        </draw:frame>
        <draw:frame draw:style-name="gr8" draw:text-style-name="P3" draw:layer="layout" svg:width="0.422cm" svg:height="0.475cm" svg:x="3.027cm" svg:y="16.284cm">
          <draw:text-box>
            <text:p text:style-name="P2"><text:span text:style-name="T4"><text:s/></text:span></text:p>
          </draw:text-box>
        </draw:frame>
        <draw:frame draw:style-name="gr89" draw:text-style-name="P3" draw:layer="layout" svg:width="1.928cm" svg:height="0.424cm" svg:x="3.175cm" svg:y="16.359cm">
          <draw:text-box>
            <text:p text:style-name="P2"><text:span text:style-name="T2">DISPLAY </text:span></text:p>
          </draw:text-box>
        </draw:frame>
        <draw:frame draw:style-name="gr3" draw:text-style-name="P3" draw:layer="layout" svg:width="0.422cm" svg:height="0.424cm" svg:x="3.175cm" svg:y="16.931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7.502cm">
          <draw:text-box>
            <text:p text:style-name="P2"><text:span text:style-name="T2">16.</text:span></text:p>
          </draw:text-box>
        </draw:frame>
        <draw:frame draw:style-name="gr8" draw:text-style-name="P3" draw:layer="layout" svg:width="0.422cm" svg:height="0.475cm" svg:x="3.027cm" svg:y="17.427cm">
          <draw:text-box>
            <text:p text:style-name="P2"><text:span text:style-name="T4"><text:s/></text:span></text:p>
          </draw:text-box>
        </draw:frame>
        <draw:frame draw:style-name="gr90" draw:text-style-name="P3" draw:layer="layout" svg:width="1.454cm" svg:height="0.424cm" svg:x="3.175cm" svg:y="17.502cm">
          <draw:text-box>
            <text:p text:style-name="P2"><text:span text:style-name="T2">HOME </text:span></text:p>
          </draw:text-box>
        </draw:frame>
        <draw:frame draw:style-name="gr3" draw:text-style-name="P3" draw:layer="layout" svg:width="0.422cm" svg:height="0.424cm" svg:x="3.175cm" svg:y="18.07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8.645cm">
          <draw:text-box>
            <text:p text:style-name="P2"><text:span text:style-name="T2">17.</text:span></text:p>
          </draw:text-box>
        </draw:frame>
        <draw:frame draw:style-name="gr8" draw:text-style-name="P3" draw:layer="layout" svg:width="0.422cm" svg:height="0.475cm" svg:x="3.027cm" svg:y="18.57cm">
          <draw:text-box>
            <text:p text:style-name="P2"><text:span text:style-name="T4"><text:s/></text:span></text:p>
          </draw:text-box>
        </draw:frame>
        <draw:frame draw:style-name="gr91" draw:text-style-name="P3" draw:layer="layout" svg:width="0.798cm" svg:height="0.424cm" svg:x="3.175cm" svg:y="18.645cm">
          <draw:text-box>
            <text:p text:style-name="P2"><text:span text:style-name="T2">PS1 </text:span></text:p>
          </draw:text-box>
        </draw:frame>
        <draw:frame draw:style-name="gr3" draw:text-style-name="P3" draw:layer="layout" svg:width="0.422cm" svg:height="0.424cm" svg:x="3.175cm" svg:y="19.21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9.788cm">
          <draw:text-box>
            <text:p text:style-name="P2"><text:span text:style-name="T2">18.</text:span></text:p>
          </draw:text-box>
        </draw:frame>
        <draw:frame draw:style-name="gr8" draw:text-style-name="P3" draw:layer="layout" svg:width="0.422cm" svg:height="0.475cm" svg:x="3.027cm" svg:y="19.713cm">
          <draw:text-box>
            <text:p text:style-name="P2"><text:span text:style-name="T4"><text:s/></text:span></text:p>
          </draw:text-box>
        </draw:frame>
        <draw:frame draw:style-name="gr92" draw:text-style-name="P3" draw:layer="layout" svg:width="1.28cm" svg:height="0.424cm" svg:x="3.175cm" svg:y="19.788cm">
          <draw:text-box>
            <text:p text:style-name="P2"><text:span text:style-name="T2">TEMP </text:span></text:p>
          </draw:text-box>
        </draw:frame>
        <draw:frame draw:style-name="gr3" draw:text-style-name="P3" draw:layer="layout" svg:width="0.422cm" svg:height="0.424cm" svg:x="3.175cm" svg:y="20.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0.931cm">
          <draw:text-box>
            <text:p text:style-name="P2"><text:span text:style-name="T2">19.</text:span></text:p>
          </draw:text-box>
        </draw:frame>
        <draw:frame draw:style-name="gr8" draw:text-style-name="P3" draw:layer="layout" svg:width="0.422cm" svg:height="0.475cm" svg:x="3.027cm" svg:y="20.856cm">
          <draw:text-box>
            <text:p text:style-name="P2"><text:span text:style-name="T4"><text:s/></text:span></text:p>
          </draw:text-box>
        </draw:frame>
        <draw:frame draw:style-name="gr93" draw:text-style-name="P3" draw:layer="layout" svg:width="1.712cm" svg:height="0.424cm" svg:x="3.175cm" svg:y="20.931cm">
          <draw:text-box>
            <text:p text:style-name="P2"><text:span text:style-name="T2">EDITOR </text:span></text:p>
          </draw:text-box>
        </draw:frame>
        <draw:frame draw:style-name="gr3" draw:text-style-name="P3" draw:layer="layout" svg:width="0.422cm" svg:height="0.424cm" svg:x="3.175cm" svg:y="21.499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2.07cm">
          <draw:text-box>
            <text:p text:style-name="P2"><text:span text:style-name="T2">20.</text:span></text:p>
          </draw:text-box>
        </draw:frame>
        <draw:frame draw:style-name="gr8" draw:text-style-name="P3" draw:layer="layout" svg:width="0.422cm" svg:height="0.475cm" svg:x="3.027cm" svg:y="21.994cm">
          <draw:text-box>
            <text:p text:style-name="P2"><text:span text:style-name="T4"><text:s/></text:span></text:p>
          </draw:text-box>
        </draw:frame>
        <draw:frame draw:style-name="gr94" draw:text-style-name="P3" draw:layer="layout" svg:width="1.556cm" svg:height="0.424cm" svg:x="3.175cm" svg:y="22.07cm">
          <draw:text-box>
            <text:p text:style-name="P2"><text:span text:style-name="T2">PAGER </text:span></text:p>
          </draw:text-box>
        </draw:frame>
        <draw:frame draw:style-name="gr3" draw:text-style-name="P3" draw:layer="layout" svg:width="0.422cm" svg:height="0.424cm" svg:x="3.175cm" svg:y="22.64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3.213cm">
          <draw:text-box>
            <text:p text:style-name="P2"><text:span text:style-name="T2">21.</text:span></text:p>
          </draw:text-box>
        </draw:frame>
        <draw:frame draw:style-name="gr8" draw:text-style-name="P3" draw:layer="layout" svg:width="0.422cm" svg:height="0.475cm" svg:x="3.027cm" svg:y="23.137cm">
          <draw:text-box>
            <text:p text:style-name="P2"><text:span text:style-name="T4"><text:s/></text:span></text:p>
          </draw:text-box>
        </draw:frame>
        <draw:frame draw:style-name="gr95" draw:text-style-name="P3" draw:layer="layout" svg:width="12.609cm" svg:height="0.424cm" svg:x="3.175cm" svg:y="23.213cm">
          <draw:text-box>
            <text:p text:style-name="P2"><text:span text:style-name="T2">Write the command to set an environment variable to a new value: </text:span></text:p>
          </draw:text-box>
        </draw:frame>
        <draw:frame draw:style-name="gr3" draw:text-style-name="P3" draw:layer="layout" svg:width="0.422cm" svg:height="0.424cm" svg:x="3.175cm" svg:y="23.7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356cm">
          <draw:text-box>
            <text:p text:style-name="P2"><text:span text:style-name="T2"><text:s/></text:span></text:p>
          </draw:text-box>
        </draw:frame>
        <draw:frame draw:style-name="gr96" draw:text-style-name="P6" draw:layer="layout" svg:width="6.492cm" svg:height="0.547cm" svg:x="3.451cm" svg:y="5.745cm">
          <draw:text-box>
            <text:p><text:span text:style-name="T7">awk ‘/^\S+ \S+ \S+ \S+$/’ {file}</text:span></text:p>
          </draw:text-box>
        </draw:frame>
        <draw:frame draw:style-name="gr97" draw:text-style-name="P6" draw:layer="layout" svg:width="10.018cm" svg:height="0.547cm" svg:x="3.324cm" svg:y="8.627cm">
          <draw:text-box>
            <text:p><text:span text:style-name="T7">awk '{print $1 " : " (($2 + $3 + $4) / 3) ; }' {file}</text:span></text:p>
          </draw:text-box>
        </draw:frame>
        <draw:frame draw:style-name="gr98" draw:text-style-name="P6" draw:layer="layout" svg:width="14.891cm" svg:height="1.093cm" svg:x="4.816cm" svg:y="12.603cm">
          <draw:text-box>
            <text:p><text:span text:style-name="T7">Tells the shell which directories to search for executables in. May need</text:span></text:p>
            <text:p><text:span text:style-name="T7">changed if the shell can’t find a specific executable you want access to.</text:span></text:p>
          </draw:text-box>
        </draw:frame>
        <draw:frame draw:style-name="gr99" draw:text-style-name="P6" draw:layer="layout" svg:width="15.691cm" svg:height="0.547cm" svg:x="4.721cm" svg:y="14cm">
          <draw:text-box>
            <text:p><text:span text:style-name="T7">Sets the default terminal emulator. Change if you want a different default.</text:span></text:p>
          </draw:text-box>
        </draw:frame>
        <draw:frame draw:style-name="gr100" draw:text-style-name="P6" draw:layer="layout" svg:width="11.843cm" svg:height="1.093cm" svg:x="7.388cm" svg:y="14.889cm">
          <draw:text-box>
            <text:p><text:span text:style-name="T7">Path used for debugging a new or non-standard library.</text:span></text:p>
            <text:p><text:span text:style-name="T7">Change if you need to test a library that isn’t standard.</text:span></text:p>
          </draw:text-box>
        </draw:frame>
        <draw:frame draw:style-name="gr101" draw:text-style-name="P6" draw:layer="layout" svg:width="15.826cm" svg:height="1.093cm" svg:x="5.102cm" svg:y="16.209cm">
          <draw:text-box>
            <text:p><text:span text:style-name="T7">Defines: hostname:D.S or more recently hostname:D. Where D = display</text:span></text:p>
            <text:p><text:span text:style-name="T7">and S = screen. May need changing if there are issues with X11 forwarding</text:span></text:p>
          </draw:text-box>
        </draw:frame>
        <draw:frame draw:style-name="gr102" draw:text-style-name="P6" draw:layer="layout" svg:width="14.222cm" svg:height="1.093cm" svg:x="4.721cm" svg:y="17.429cm">
          <draw:text-box>
            <text:p><text:span text:style-name="T7">Determines where the current user’s home directory is. Change if a</text:span></text:p>
            <text:p><text:span text:style-name="T7">different home directory is desired.</text:span></text:p>
          </draw:text-box>
        </draw:frame>
        <draw:frame draw:style-name="gr103" draw:text-style-name="P6" draw:layer="layout" svg:width="15.593cm" svg:height="0.547cm" svg:x="4.213cm" svg:y="18.699cm">
          <draw:text-box>
            <text:p><text:span text:style-name="T7">Format of the terminal prompt. Change to customize look/info of prompt.</text:span></text:p>
          </draw:text-box>
        </draw:frame>
        <draw:frame draw:style-name="gr104" draw:text-style-name="P6" draw:layer="layout" svg:width="14.827cm" svg:height="1.093cm" svg:x="4.467cm" svg:y="19.588cm">
          <draw:text-box>
            <text:p><text:span text:style-name="T7">Path to directory for programs to make temporary files. Change if the</text:span></text:p>
            <text:p><text:span text:style-name="T7">current path is not where you want temporary files to go.</text:span></text:p>
          </draw:text-box>
        </draw:frame>
        <draw:frame draw:style-name="gr105" draw:text-style-name="P6" draw:layer="layout" svg:width="15.805cm" svg:height="1.093cm" svg:x="4.848cm" svg:y="20.858cm">
          <draw:text-box>
            <text:p><text:span text:style-name="T7">Default text editor executable. Change if you want to set a different default</text:span></text:p>
            <text:p><text:span text:style-name="T7">editor.</text:span></text:p>
          </draw:text-box>
        </draw:frame>
        <draw:frame draw:style-name="gr106" draw:text-style-name="P6" draw:layer="layout" svg:width="15.636cm" svg:height="1.093cm" svg:x="4.749cm" svg:y="22.089cm">
          <draw:text-box>
            <text:p><text:span text:style-name="T7">Default pager to use (such as less, and cat being a fallback). Change to use</text:span></text:p>
            <text:p><text:span text:style-name="T7">a different program as default.</text:span></text:p>
          </draw:text-box>
        </draw:frame>
        <draw:frame draw:style-name="gr107" draw:text-style-name="P6" draw:layer="layout" svg:width="16.537cm" svg:height="1.639cm" svg:x="3.324cm" svg:y="23.652cm">
          <draw:text-box>
            <text:p><text:span text:style-name="T7">export {variable}={path_or_executable_name}</text:span></text:p>
            <text:p><text:span text:style-name="T7">To make the changes permanent, add to .profile or .zprofile or any startup file</text:span></text:p>
            <text:p><text:span text:style-name="T7">when running default shell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I</text:span><text:span text:style-name="T1">X </text:span><text:span text:style-name="T1">A </text:span><text:span text:style-name="T1">Lit</text:span><text:span text:style-name="T1">tle </text:span><text:span text:style-name="T1">M</text:span><text:span text:style-name="T1">or</text:span><text:span text:style-name="T1">e </text:span><text:span text:style-name="T1">A</text:span><text:span text:style-name="T1">dv</text:span><text:span text:style-name="T1">an</text:span><text:span text:style-name="T1">ce</text:span><text:span text:style-name="T1">d </text:span><text:span text:style-name="T1">Th</text:span><text:span text:style-name="T1">an </text:span><text:span text:style-name="T1">Ba</text:span><text:span text:style-name="T1">s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</text:span><text:span text:style-name="T2">rin</text:span><text:span text:style-name="T2">g </text:span><text:span text:style-name="T2">20</text:span><text:span text:style-name="T2">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</text:span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08" draw:text-style-name="P3" draw:layer="layout" svg:width="11.982cm" svg:height="0.424cm" svg:x="3.175cm" svg:y="2.677cm">
          <draw:text-box>
            <text:p text:style-name="P2"><text:span text:style-name="T2">Write the command show the value of an </text:span><text:span text:style-name="T2">environment variable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4.392cm">
          <draw:text-box>
            <text:p text:style-name="P2"><text:span text:style-name="T2">2</text:span><text:span text:style-name="T2">3</text:span><text:span text:style-name="T2">.</text:span></text:p>
          </draw:text-box>
        </draw:frame>
        <draw:frame draw:style-name="gr8" draw:text-style-name="P3" draw:layer="layout" svg:width="0.422cm" svg:height="0.475cm" svg:x="3.027cm" svg:y="4.316cm">
          <draw:text-box>
            <text:p text:style-name="P2"><text:span text:style-name="T4"><text:s/></text:span></text:p>
          </draw:text-box>
        </draw:frame>
        <draw:frame draw:style-name="gr109" draw:text-style-name="P3" draw:layer="layout" svg:width="10.327cm" svg:height="0.424cm" svg:x="3.175cm" svg:y="4.392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a</text:span><text:span text:style-name="T2">l</text:span><text:span text:style-name="T2">l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6.102cm">
          <draw:text-box>
            <text:p text:style-name="P2"><text:span text:style-name="T2">2</text:span><text:span text:style-name="T2">4.</text:span></text:p>
          </draw:text-box>
        </draw:frame>
        <draw:frame draw:style-name="gr8" draw:text-style-name="P3" draw:layer="layout" svg:width="0.422cm" svg:height="0.475cm" svg:x="3.027cm" svg:y="6.026cm">
          <draw:text-box>
            <text:p text:style-name="P2"><text:span text:style-name="T4"><text:s/></text:span></text:p>
          </draw:text-box>
        </draw:frame>
        <draw:frame draw:style-name="gr110" draw:text-style-name="P3" draw:layer="layout" svg:width="10.272cm" svg:height="0.424cm" svg:x="3.175cm" svg:y="6.102cm">
          <draw:text-box>
            <text:p text:style-name="P2"><text:span text:style-name="T2">Write the command to delete an </text:span><text:span text:style-name="T2">environment variable 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16cm">
          <draw:text-box>
            <text:p text:style-name="P2"><text:span text:style-name="T2">2</text:span><text:span text:style-name="T2">5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111" draw:text-style-name="P3" draw:layer="layout" svg:width="17.837cm" svg:height="0.424cm" svg:x="3.175cm" svg:y="7.816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“</text:span><text:span text:style-name="T2">b</text:span><text:span text:style-name="T2">a</text:span><text:span text:style-name="T2">s</text:span><text:span text:style-name="T2">h</text:span><text:span text:style-name="T2">”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p</text:span><text:span text:style-name="T2">r</text:span><text:span text:style-name="T2">e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</text:span><text:span text:style-name="T2">l</text:span><text:span text:style-name="T2">y</text:span><text:span text:style-name="T2">, </text:span><text:span text:style-name="T2">f</text:span><text:span text:style-name="T2">i</text:span><text:span text:style-name="T2">n</text:span><text:span text:style-name="T2">d</text:span><text:span text:style-name="T2"> </text:span><text:span text:style-name="T2">a</text:span><text:span text:style-name="T2">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 </text:span><text:span text:style-name="T2">c</text:span><text:span text:style-name="T2">o</text:span><text:span text:style-name="T2">m</text:span><text:span text:style-name="T2">-</text:span></text:p>
          </draw:text-box>
        </draw:frame>
        <draw:frame draw:style-name="gr112" draw:text-style-name="P3" draw:layer="layout" svg:width="17.486cm" svg:height="0.424cm" svg:x="3.175cm" svg:y="8.388cm">
          <draw:text-box>
            <text:p text:style-name="P2"><text:span text:style-name="T2">mands you can use in your prompt, and make </text:span><text:span text:style-name="T2">yourself a cool prompt below. <text:s/>Show the “set” </text:span></text:p>
          </draw:text-box>
        </draw:frame>
        <draw:frame draw:style-name="gr113" draw:text-style-name="P3" draw:layer="layout" svg:width="12.338cm" svg:height="0.424cm" svg:x="3.175cm" svg:y="8.959cm">
          <draw:text-box>
            <text:p text:style-name="P2"><text:span text:style-name="T2">command, and then also show what it looks like when you use it: 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114" draw:text-style-name="P4" draw:layer="layout" svg:width="4.549cm" svg:height="0.513cm" svg:x="1.905cm" svg:y="12.121cm">
          <draw:text-box>
            <text:p text:style-name="P2"><text:span text:style-name="T3">UNIX Shell Scripting</text:span><text:span text:style-name="T11"> </text:span></text:p>
          </draw:text-box>
        </draw:frame>
        <draw:frame draw:style-name="gr115" draw:text-style-name="P3" draw:layer="layout" svg:width="18.853cm" svg:height="0.424cm" svg:x="1.905cm" svg:y="12.871cm">
          <draw:text-box>
            <text:p text:style-name="P2"><text:span text:style-name="T2">Use “bash” to write the following as shell scripts (there are thousands of shell script refs on the inter-</text:span></text:p>
          </draw:text-box>
        </draw:frame>
        <draw:frame draw:style-name="gr116" draw:text-style-name="P3" draw:layer="layout" svg:width="0.836cm" svg:height="0.424cm" svg:x="1.905cm" svg:y="13.443cm">
          <draw:text-box>
            <text:p text:style-name="P2"><text:span text:style-name="T2">net) </text:span></text:p>
          </draw:text-box>
        </draw:frame>
        <draw:frame draw:style-name="gr3" draw:text-style-name="P3" draw:layer="layout" svg:width="0.422cm" svg:height="0.424cm" svg:x="1.905cm" svg:y="14.01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586cm">
          <draw:text-box>
            <text:p text:style-name="P2"><text:span text:style-name="T2">26.</text:span></text:p>
          </draw:text-box>
        </draw:frame>
        <draw:frame draw:style-name="gr8" draw:text-style-name="P3" draw:layer="layout" svg:width="0.422cm" svg:height="0.475cm" svg:x="3.027cm" svg:y="14.51cm">
          <draw:text-box>
            <text:p text:style-name="P2"><text:span text:style-name="T4"><text:s/></text:span></text:p>
          </draw:text-box>
        </draw:frame>
        <draw:frame draw:style-name="gr117" draw:text-style-name="P3" draw:layer="layout" svg:width="10.23cm" svg:height="0.424cm" svg:x="3.175cm" svg:y="14.586cm">
          <draw:text-box>
            <text:p text:style-name="P2"><text:span text:style-name="T2">Print all the odd numbers from 1 to 99 on the terminal </text:span></text:p>
          </draw:text-box>
        </draw:frame>
        <draw:frame draw:style-name="gr3" draw:text-style-name="P3" draw:layer="layout" svg:width="0.422cm" svg:height="0.424cm" svg:x="3.175cm" svg:y="15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5.729cm">
          <draw:text-box>
            <text:p text:style-name="P2"><text:span text:style-name="T2"><text:s/></text:span></text:p>
          </draw:text-box>
        </draw:frame>
        <draw:frame draw:style-name="gr118" draw:text-style-name="P10" draw:layer="layout" svg:width="5.074cm" svg:height="0.547cm" svg:x="3.451cm" svg:y="3.332cm">
          <draw:text-box>
            <text:p><text:span text:style-name="T7">printenv {env_variable}</text:span></text:p>
          </draw:text-box>
        </draw:frame>
        <draw:frame draw:style-name="gr118" draw:text-style-name="P10" draw:layer="layout" svg:width="1.822cm" svg:height="0.547cm" svg:x="3.451cm" svg:y="4.729cm">
          <draw:text-box>
            <text:p><text:span text:style-name="T7">printenv</text:span></text:p>
          </draw:text-box>
        </draw:frame>
        <draw:frame draw:style-name="gr118" draw:text-style-name="P10" draw:layer="layout" svg:width="4.384cm" svg:height="0.547cm" svg:x="3.407cm" svg:y="6.507cm">
          <draw:text-box>
            <text:p><text:span text:style-name="T7">unset {env_variable}</text:span></text:p>
          </draw:text-box>
        </draw:frame>
        <draw:frame draw:style-name="gr118" draw:text-style-name="P10" draw:layer="layout" svg:width="6.081cm" svg:height="2.731cm" svg:x="3.385cm" svg:y="9.389cm">
          <draw:text-box>
            <text:p><text:span text:style-name="T7">s</text:span><text:span text:style-name="T7">e</text:span><text:span text:style-name="T7">t</text:span><text:span text:style-name="T7"> </text:span><text:span text:style-name="T7">P</text:span><text:span text:style-name="T7">S</text:span><text:span text:style-name="T7">1</text:span><text:span text:style-name="T7">=</text:span><text:span text:style-name="T7">’</text:span><text:span text:style-name="T7">[</text:span><text:span text:style-name="T7">\</text:span><text:span text:style-name="T7">A</text:span><text:span text:style-name="T7">]</text:span><text:span text:style-name="T7"> </text:span><text:span text:style-name="T7">\</text:span><text:span text:style-name="T7">u</text:span><text:span text:style-name="T7">@</text:span><text:span text:style-name="T7">\</text:span><text:span text:style-name="T7">s</text:span><text:span text:style-name="T7"> </text:span><text:span text:style-name="T7">\</text:span><text:span text:style-name="T7">w</text:span><text:span text:style-name="T7"> </text:span><text:span text:style-name="T7">\</text:span><text:span text:style-name="T7">$</text:span><text:span text:style-name="T7"> </text:span><text:span text:style-name="T7">‘</text:span></text:p>
            <text:p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 </text:span><text:span text:style-name="T7">$</text:span><text:span text:style-name="T7">1</text:span></text:p>
            <text:p><text:span text:style-name="T7"/></text:p>
            <text:p><text:span text:style-name="T7">[</text:span><text:span text:style-name="T7">0</text:span><text:span text:style-name="T7">0</text:span><text:span text:style-name="T7">:</text:span><text:span text:style-name="T7">0</text:span><text:span text:style-name="T7">0</text:span><text:span text:style-name="T7">]</text:span><text:span text:style-name="T7"> </text:span><text:span text:style-name="T7">u</text:span><text:span text:style-name="T7">s</text:span><text:span text:style-name="T7">e</text:span><text:span text:style-name="T7">r</text:span><text:span text:style-name="T7">@</text:span><text:span text:style-name="T7">s</text:span><text:span text:style-name="T7">h</text:span><text:span text:style-name="T7">e</text:span><text:span text:style-name="T7">l</text:span><text:span text:style-name="T7">l</text:span><text:span text:style-name="T7"> </text:span><text:span text:style-name="T7">~</text:span><text:span text:style-name="T7"> </text:span><text:span text:style-name="T7">$</text:span></text:p>
            <text:p><text:span text:style-name="T7">(</text:span><text:span text:style-name="T7">\</text:span><text:span text:style-name="T7">w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u</text:span><text:span text:style-name="T7">l</text:span><text:span text:style-name="T7">l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</text:span><text:span text:style-name="T7"> </text:span><text:span text:style-name="T7">p</text:span><text:span text:style-name="T7">a</text:span><text:span text:style-name="T7">t</text:span><text:span text:style-name="T7">h</text:span><text:span text:style-name="T7">)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7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19" draw:text-style-name="P3" draw:layer="layout" svg:width="9.464cm" svg:height="0.424cm" svg:x="3.175cm" svg:y="2.677cm">
          <draw:text-box>
            <text:p text:style-name="P2"><text:span text:style-name="T2">Print a times table from 1 to 10 on each dimension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4.963cm">
          <draw:text-box>
            <text:p text:style-name="P2"><text:span text:style-name="T2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7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8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0" draw:text-style-name="P3" draw:layer="layout" svg:width="17.728cm" svg:height="0.424cm" svg:x="3.175cm" svg:y="2.677cm">
          <draw:text-box>
            <text:p text:style-name="P2"><text:span text:style-name="T2">Write a shell </text:span><text:span text:style-name="T8">function</text:span><text:span text:style-name="T2"> that will take two numbers and determine if a is a multiple of b, then use </text:span></text:p>
          </draw:text-box>
        </draw:frame>
        <draw:frame draw:style-name="gr121" draw:text-style-name="P3" draw:layer="layout" svg:width="17.583cm" svg:height="0.424cm" svg:x="3.175cm" svg:y="3.249cm">
          <draw:text-box>
            <text:p text:style-name="P2"><text:span text:style-name="T2">that function to write another function to determine if a number </text:span><text:span text:style-name="T8">a</text:span><text:span text:style-name="T2"> is prime, and then use a for </text:span></text:p>
          </draw:text-box>
        </draw:frame>
        <draw:frame draw:style-name="gr122" draw:text-style-name="P3" draw:layer="layout" svg:width="9.366cm" svg:height="0.424cm" svg:x="3.175cm" svg:y="3.82cm">
          <draw:text-box>
            <text:p text:style-name="P2"><text:span text:style-name="T2">loop to display prime numbers between 2 and 31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6.673cm">
          <draw:text-box>
            <text:p text:style-name="P2"><text:span text:style-name="T2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8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9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3" draw:text-style-name="P3" draw:layer="layout" svg:width="17.312cm" svg:height="0.424cm" svg:x="3.175cm" svg:y="2.677cm">
          <draw:text-box>
            <text:p text:style-name="P2"><text:span text:style-name="T2">Loop over all of the files in a directory and if the file contains the text “bob”, add it to a shell </text:span></text:p>
          </draw:text-box>
        </draw:frame>
        <draw:frame draw:style-name="gr124" draw:text-style-name="P3" draw:layer="layout" svg:width="17.714cm" svg:height="0.424cm" svg:x="3.175cm" svg:y="3.249cm">
          <draw:text-box>
            <text:p text:style-name="P2"><text:span text:style-name="T2">variable. <text:s/>After processing all files, display the final list of files, all on one line. <text:s/>The shell script </text:span></text:p>
          </draw:text-box>
        </draw:frame>
        <draw:frame draw:style-name="gr125" draw:text-style-name="P3" draw:layer="layout" svg:width="6.229cm" svg:height="0.424cm" svg:x="3.175cm" svg:y="3.82cm">
          <draw:text-box>
            <text:p text:style-name="P2"><text:span text:style-name="T2">should produce no other output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1.245cm">
          <draw:text-box>
            <text:p text:style-name="P2"><text:span text:style-name="T2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9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0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6" draw:text-style-name="P3" draw:layer="layout" svg:width="17.393cm" svg:height="0.424cm" svg:x="3.175cm" svg:y="2.677cm">
          <draw:text-box>
            <text:p text:style-name="P2"><text:span text:style-name="T2">Consult a manual on the “test” command, and then write a bash shell function that will loop </text:span></text:p>
          </draw:text-box>
        </draw:frame>
        <draw:frame draw:style-name="gr127" draw:text-style-name="P3" draw:layer="layout" svg:width="17.727cm" svg:height="0.424cm" svg:x="3.175cm" svg:y="3.249cm">
          <draw:text-box>
            <text:p text:style-name="P2"><text:span text:style-name="T2">over all files in a directory whose named ends in “.c”. <text:s/>For each C file, use the test utility to see </text:span></text:p>
          </draw:text-box>
        </draw:frame>
        <draw:frame draw:style-name="gr128" draw:text-style-name="P3" draw:layer="layout" svg:width="17.401cm" svg:height="0.424cm" svg:x="3.175cm" svg:y="3.82cm">
          <draw:text-box>
            <text:p text:style-name="P2"><text:span text:style-name="T2">if there is a matching “.o” file, if there is, look to see if the .c file is newer than the .o. <text:s/>If the .o </text:span></text:p>
          </draw:text-box>
        </draw:frame>
        <draw:frame draw:style-name="gr129" draw:text-style-name="P3" draw:layer="layout" svg:width="17.177cm" svg:height="0.424cm" svg:x="3.175cm" svg:y="4.392cm">
          <draw:text-box>
            <text:p text:style-name="P2"><text:span text:style-name="T2">doesn’t exist or the .c file is newer, then compile the .c file into the .o file. <text:s/>If the compilation </text:span></text:p>
          </draw:text-box>
        </draw:frame>
        <draw:frame draw:style-name="gr130" draw:text-style-name="P3" draw:layer="layout" svg:width="17.917cm" svg:height="0.424cm" svg:x="3.175cm" svg:y="4.963cm">
          <draw:text-box>
            <text:p text:style-name="P2"><text:span text:style-name="T2">breaks, abort the shell script. <text:s/>Finally, look to see if all the .o files are newer than the name of an </text:span></text:p>
          </draw:text-box>
        </draw:frame>
        <draw:frame draw:style-name="gr131" draw:text-style-name="P3" draw:layer="layout" svg:width="17.651cm" svg:height="0.424cm" svg:x="3.175cm" svg:y="5.53cm">
          <draw:text-box>
            <text:p text:style-name="P2"><text:span text:style-name="T2">executable given on the command line. <text:s/>If the executable is not present, is not executable, or is </text:span></text:p>
          </draw:text-box>
        </draw:frame>
        <draw:frame draw:style-name="gr132" draw:text-style-name="P3" draw:layer="layout" svg:width="17.579cm" svg:height="0.424cm" svg:x="3.175cm" svg:y="6.102cm">
          <draw:text-box>
            <text:p text:style-name="P2"><text:span text:style-name="T2">older than any of the .o files, recompile the executable using all of the .o files in the directory. <text:s/></text:span></text:p>
          </draw:text-box>
        </draw:frame>
        <draw:frame draw:style-name="gr133" draw:text-style-name="P3" draw:layer="layout" svg:width="9.536cm" svg:height="0.424cm" svg:x="3.175cm" svg:y="6.673cm">
          <draw:text-box>
            <text:p text:style-name="P2"><text:span text:style-name="T8">Hint: this one might go better if you use shell variables.</text:span><text:span text:style-name="T2"> 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7.816cm">
          <draw:text-box>
            <text:p text:style-name="P2"><text:span text:style-name="T2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0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1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4" draw:text-style-name="P3" draw:layer="layout" svg:width="17.443cm" svg:height="0.424cm" svg:x="3.175cm" svg:y="2.677cm">
          <draw:text-box>
            <text:p text:style-name="P2"><text:span text:style-name="T2">Perform some background research and find out the name(s) of the shell script that bash will </text:span></text:p>
          </draw:text-box>
        </draw:frame>
        <draw:frame draw:style-name="gr135" draw:text-style-name="P3" draw:layer="layout" svg:width="16.461cm" svg:height="0.424cm" svg:x="3.175cm" svg:y="3.249cm">
          <draw:text-box>
            <text:p text:style-name="P2"><text:span text:style-name="T2">execute when you log in, and when you log out. <text:s/>Modify the shell script to change your </text:span></text:p>
          </draw:text-box>
        </draw:frame>
        <draw:frame draw:style-name="gr112" draw:text-style-name="P3" draw:layer="layout" svg:width="17.486cm" svg:height="0.424cm" svg:x="3.175cm" svg:y="3.82cm">
          <draw:text-box>
            <text:p text:style-name="P2"><text:span text:style-name="T2">prompt to something fun (your choice), modify the path to include your own personal bin di-</text:span></text:p>
          </draw:text-box>
        </draw:frame>
        <draw:frame draw:style-name="gr136" draw:text-style-name="P3" draw:layer="layout" svg:width="10.861cm" svg:height="0.424cm" svg:x="3.175cm" svg:y="4.392cm">
          <draw:text-box>
            <text:p text:style-name="P2"><text:span text:style-name="T2">rectory, and create an alias for the vi command to be edit.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2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7.126cm">
          <draw:text-box>
            <text:p text:style-name="P2"><text:span text:style-name="T3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37" draw:text-style-name="P4" draw:layer="layout" svg:width="3.914cm" svg:height="0.513cm" svg:x="1.905cm" svg:y="2.558cm">
          <draw:text-box>
            <text:p text:style-name="P2"><text:span text:style-name="T3">UNIX Job Control </text:span></text:p>
          </draw:text-box>
        </draw:frame>
        <draw:frame draw:style-name="gr12" draw:text-style-name="P3" draw:layer="layout" svg:width="0.531cm" svg:height="0.424cm" svg:x="2.54cm" svg:y="3.308cm">
          <draw:text-box>
            <text:p text:style-name="P2"><text:span text:style-name="T2">32.</text:span></text:p>
          </draw:text-box>
        </draw:frame>
        <draw:frame draw:style-name="gr8" draw:text-style-name="P3" draw:layer="layout" svg:width="0.422cm" svg:height="0.475cm" svg:x="3.027cm" svg:y="3.232cm">
          <draw:text-box>
            <text:p text:style-name="P2"><text:span text:style-name="T4"><text:s/></text:span></text:p>
          </draw:text-box>
        </draw:frame>
        <draw:frame draw:style-name="gr138" draw:text-style-name="P3" draw:layer="layout" svg:width="9.298cm" svg:height="0.424cm" svg:x="3.175cm" svg:y="3.308cm">
          <draw:text-box>
            <text:p text:style-name="P2"><text:span text:style-name="T2">Show how to run a command in the background: </text:span></text:p>
          </draw:text-box>
        </draw:frame>
        <draw:frame draw:style-name="gr3" draw:text-style-name="P3" draw:layer="layout" svg:width="0.422cm" svg:height="0.424cm" svg:x="3.175cm" svg:y="3.8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02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5.594cm">
          <draw:text-box>
            <text:p text:style-name="P2"><text:span text:style-name="T2">33.</text:span></text:p>
          </draw:text-box>
        </draw:frame>
        <draw:frame draw:style-name="gr8" draw:text-style-name="P3" draw:layer="layout" svg:width="0.422cm" svg:height="0.475cm" svg:x="3.027cm" svg:y="5.518cm">
          <draw:text-box>
            <text:p text:style-name="P2"><text:span text:style-name="T4"><text:s/></text:span></text:p>
          </draw:text-box>
        </draw:frame>
        <draw:frame draw:style-name="gr139" draw:text-style-name="P3" draw:layer="layout" svg:width="10.971cm" svg:height="0.424cm" svg:x="3.175cm" svg:y="5.594cm">
          <draw:text-box>
            <text:p text:style-name="P2"><text:span text:style-name="T2">Describe how to kill a command that is currently running: 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8cm">
          <draw:text-box>
            <text:p text:style-name="P2"><text:span text:style-name="T2">34.</text:span></text:p>
          </draw:text-box>
        </draw:frame>
        <draw:frame draw:style-name="gr8" draw:text-style-name="P3" draw:layer="layout" svg:width="0.422cm" svg:height="0.475cm" svg:x="3.027cm" svg:y="7.804cm">
          <draw:text-box>
            <text:p text:style-name="P2"><text:span text:style-name="T4"><text:s/></text:span></text:p>
          </draw:text-box>
        </draw:frame>
        <draw:frame draw:style-name="gr140" draw:text-style-name="P3" draw:layer="layout" svg:width="11.936cm" svg:height="0.424cm" svg:x="3.175cm" svg:y="7.88cm">
          <draw:text-box>
            <text:p text:style-name="P2"><text:span text:style-name="T2">Describe how to suspend a command that is currently running: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0.162cm">
          <draw:text-box>
            <text:p text:style-name="P2"><text:span text:style-name="T2">35.</text:span></text:p>
          </draw:text-box>
        </draw:frame>
        <draw:frame draw:style-name="gr8" draw:text-style-name="P3" draw:layer="layout" svg:width="0.422cm" svg:height="0.475cm" svg:x="3.027cm" svg:y="10.086cm">
          <draw:text-box>
            <text:p text:style-name="P2"><text:span text:style-name="T4"><text:s/></text:span></text:p>
          </draw:text-box>
        </draw:frame>
        <draw:frame draw:style-name="gr141" draw:text-style-name="P3" draw:layer="layout" svg:width="12.355cm" svg:height="0.424cm" svg:x="3.175cm" svg:y="10.162cm">
          <draw:text-box>
            <text:p text:style-name="P2"><text:span text:style-name="T2">Describe how to put a suspended command into the background: </text:span></text:p>
          </draw:text-box>
        </draw:frame>
        <draw:frame draw:style-name="gr3" draw:text-style-name="P3" draw:layer="layout" svg:width="0.422cm" svg:height="0.424cm" svg:x="3.175cm" svg:y="10.7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448cm">
          <draw:text-box>
            <text:p text:style-name="P2"><text:span text:style-name="T2">36.</text:span></text:p>
          </draw:text-box>
        </draw:frame>
        <draw:frame draw:style-name="gr8" draw:text-style-name="P3" draw:layer="layout" svg:width="0.422cm" svg:height="0.475cm" svg:x="3.027cm" svg:y="12.372cm">
          <draw:text-box>
            <text:p text:style-name="P2"><text:span text:style-name="T4"><text:s/></text:span></text:p>
          </draw:text-box>
        </draw:frame>
        <draw:frame draw:style-name="gr142" draw:text-style-name="P3" draw:layer="layout" svg:width="12.512cm" svg:height="0.424cm" svg:x="3.175cm" svg:y="12.448cm">
          <draw:text-box>
            <text:p text:style-name="P2"><text:span text:style-name="T2">Describe how to restore a suspended command to the foreground: 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734cm">
          <draw:text-box>
            <text:p text:style-name="P2"><text:span text:style-name="T2">37.</text:span></text:p>
          </draw:text-box>
        </draw:frame>
        <draw:frame draw:style-name="gr8" draw:text-style-name="P3" draw:layer="layout" svg:width="0.422cm" svg:height="0.475cm" svg:x="3.027cm" svg:y="14.658cm">
          <draw:text-box>
            <text:p text:style-name="P2"><text:span text:style-name="T4"><text:s/></text:span></text:p>
          </draw:text-box>
        </draw:frame>
        <draw:frame draw:style-name="gr143" draw:text-style-name="P3" draw:layer="layout" svg:width="14.637cm" svg:height="0.424cm" svg:x="3.175cm" svg:y="14.734cm">
          <draw:text-box>
            <text:p text:style-name="P2"><text:span text:style-name="T2">Describe how to run a command and have it continue to run after you logout: </text:span></text:p>
          </draw:text-box>
        </draw:frame>
        <draw:frame draw:style-name="gr3" draw:text-style-name="P3" draw:layer="layout" svg:width="0.422cm" svg:height="0.424cm" svg:x="1.905cm" svg:y="15.305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Symbol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6T01:16:01.645549265</dc:date>
    <meta:editing-duration>PT9H48M6S</meta:editing-duration>
    <meta:editing-cycles>30</meta:editing-cycles>
    <meta:generator>LibreOffice/6.4.0.3$Linux_X86_64 LibreOffice_project/40$Build-3</meta:generator>
    <meta:document-statistic meta:object-count="524"/>
  </office:meta>
</office:document-meta>
</file>